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b</text:p>1.0b<text:p text:style-name="rststyle-textbody"><text:span text:style-name="rststyle-strong">Date: </text:span>Dec. 23, 2006</text:p>Dec. 23,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 text:style-name="rststyle-bulletlist">
            <text:list-item>
              <text:p text:style-name="rststyle-bulletitem"><text:a xlink:type="simple" xlink:href="#where-to-get-it">Where to get it</text:a></text:p>
            </text:list-item>
            <text:list-item>
              <text:p text:style-name="rststyle-bulletitem"><text:a xlink:type="simple" xlink:href="#requirements">Requirements</text:a></text:p>
            </text:list-item>
            <text:list-item>
              <text:p text:style-name="rststyle-bulletitem"><text:a xlink:type="simple" xlink:href="#installation">Installation</text:a></text:p>
            </text:list-item>
          </text:list>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 text:style-name="rststyle-bulletlist">
                <text:list-item>
                  <text:p text:style-name="rststyle-bulletitem"><text:a xlink:type="simple" xlink:href="#controlling-syntax-highlighting-within-a-document">Controlling syntax highlighting within a document</text:a></text:p>
                </text:list-item>
              </text:list>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at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ext:span text:style-name="rststyle-inlineliteral">odtwriter</text:span> is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Python code in literal blocks.</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3"><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4"><text:h text:outline-level="1" text:style-name="rststyle-heading1">5   Hints and Suggestions</text:h>5   <text:section text:style-name="Sect2" text:name="Section15"><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6"><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it
applies a Python lexer and Python syntax highlighting.  If you
have literal code blocks that contain code which is <text:span text:style-name="rststyle-emphasis">not</text:span> Python
code, then you likely do <text:span text:style-name="rststyle-emphasis">not</text:span> want to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7"><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yntaxhighlight newstat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yntaxhighlight:: on python</text:p><text:p xmlns:text="urn:oasis:names:tc:opendocument:xmlns:text:1.0" text:style-name="rststyle-codeblock">.. syntaxhighlight:: off</text:p><text:p xmlns:text="urn:oasis:names:tc:opendocument:xmlns:text:1.0" text:style-name="rststyle-codeblock">.. syntaxhighlight:: on</text:p><text:p xmlns:text="urn:oasis:names:tc:opendocument:xmlns:text:1.0" text:style-name="rststyle-codeblock">.. syntaxhighlight:: on java</text:p><text:p text:style-name="rststyle-textbody">The syntax highlighting state set by this directive remains in
effect until the next directive is encountered in the reST document.</text:p><text:p text:style-name="rststyle-textbody">Note to Pythonistas, there is a separate lexer for examples of
code from the Python interactive prompt and console output or
doctests.  The alias for that lexer is "pycon".</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12-27T16:42:17</meta:creation-date>
    <dc:creator>dkuhlman</dc:creator>
    <dc:date>2006-12-27T16:42:17</dc:date>
    <dc:language>en-US</dc:language>
    <meta:editing-cycles>1</meta:editing-cycles>
    <meta:editing-duration>PT00M01S</meta:editing-duration>
    <dc:title>Odtwriter for Docutils</dc:title>
  </office:meta>
</office:document-meta>
</file>